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e1line2line3line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initial-creator>nakoss</meta:initial-creator>
    <meta:creation-date>2013-05-10T14:50:49</meta:creation-date>
    <meta:editing-cycles>2</meta:editing-cycles>
    <dc:language>el</dc:language>
    <dc:creator>nakoss</dc:creator>
    <dc:date>2013-05-10T14:50:49</dc:date>
    <meta:editing-duration>PT0.023S</meta:editing-duration>
  </office:meta>
</office:document-meta>
</file>